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float" office:value="3080" calcext:value-type="float">
            <text:p>30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ust (N)</text:p>
          </table:table-cell>
          <table:table-cell office:value-type="string" calcext:value-type="string">
            <text:p>Power (kW)</text:p>
          </table:table-cell>
        </table:table-row>
        <table:table-row table:style-name="ro1">
          <table:table-cell office:value-type="string" calcext:value-type="string">
            <text:p>Python BEM</text:p>
          </table:table-cell>
          <table:table-cell office:value-type="float" office:value="180.89" calcext:value-type="float">
            <text:p>180.89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183.21" calcext:value-type="float">
            <text:p>183.21</text:p>
          </table:table-cell>
          <table:table-cell table:formula="of:=(8.78*[.B1]/9.5488)/1000" office:value-type="float" office:value="2.83202077747989" calcext:value-type="float">
            <text:p>2.8320207775</text:p>
          </table:table-cell>
        </table:table-row>
        <table:table-row table:style-name="ro1">
          <table:table-cell table:style-name="ce1" office:value-type="string" calcext:value-type="string">
            <text:p>Difference</text:p>
          </table:table-cell>
          <table:table-cell table:style-name="ce2" table:formula="of:=([.B3]-[.B4])/[.B3]" office:value-type="percentage" office:value="-0.0128254740449998" calcext:value-type="percentage">
            <text:p>-1.28%</text:p>
          </table:table-cell>
          <table:table-cell table:style-name="ce2" table:formula="of:=([.C3]-[.C4])/[.C3]" office:value-type="percentage" office:value="0.0952010295591398" calcext:value-type="percentage">
            <text:p>9.52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float" office:value="3960" calcext:value-type="float">
            <text:p>39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ust (N)</text:p>
          </table:table-cell>
          <table:table-cell office:value-type="string" calcext:value-type="string">
            <text:p>Power (kW)</text:p>
          </table:table-cell>
        </table:table-row>
        <table:table-row table:style-name="ro1">
          <table:table-cell office:value-type="string" calcext:value-type="string">
            <text:p>Python BEM</text:p>
          </table:table-cell>
          <table:table-cell office:value-type="float" office:value="302.9" calcext:value-type="float">
            <text:p>302.9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309" calcext:value-type="float">
            <text:p>309</text:p>
          </table:table-cell>
          <table:table-cell table:formula="of:=(14.54*[.B7]/9.5488)/1000" office:value-type="float" office:value="6.02990951742627" calcext:value-type="float">
            <text:p>6.0299095174</text:p>
          </table:table-cell>
        </table:table-row>
        <table:table-row table:style-name="ro1">
          <table:table-cell table:style-name="ce1" office:value-type="string" calcext:value-type="string">
            <text:p>Difference</text:p>
          </table:table-cell>
          <table:table-cell table:style-name="ce2" table:formula="of:=([.B9]-[.B10])/[.B9]" office:value-type="percentage" office:value="-0.0201386596236382" calcext:value-type="percentage">
            <text:p>-2.01%</text:p>
          </table:table-cell>
          <table:table-cell table:style-name="ce2" table:formula="of:=([.C9]-[.C10])/[.C9]" office:value-type="percentage" office:value="0.111942633663288" calcext:value-type="percentage">
            <text:p>11.1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1:44:44.0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9:06:01.114784855</meta:creation-date>
    <meta:editing-duration>PT2H55M40S</meta:editing-duration>
    <meta:editing-cycles>4</meta:editing-cycles>
    <meta:generator>LibreOffice/5.1.6.2$Windows_x86 LibreOffice_project/07ac168c60a517dba0f0d7bc7540f5afa45f0909</meta:generator>
    <dc:date>2017-02-17T14:10:12.335000000</dc:date>
    <dc:creator>Peter McCloud</dc:creator>
    <meta:document-statistic meta:table-count="1" meta:cell-count="26" meta:object-count="0"/>
  </office:meta>
</office:document-meta>
</file>